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c7c6e" officeooo:paragraph-rsid="0016476d"/>
    </style:style>
    <style:style style:name="P2" style:family="paragraph" style:parent-style-name="Preformatted_20_Text">
      <style:text-properties officeooo:rsid="0019a378" officeooo:paragraph-rsid="001b94bd"/>
    </style:style>
    <style:style style:name="P3" style:family="paragraph" style:parent-style-name="Preformatted_20_Text">
      <style:text-properties officeooo:rsid="0019a378" officeooo:paragraph-rsid="00244534"/>
    </style:style>
    <style:style style:name="P4" style:family="paragraph" style:parent-style-name="Preformatted_20_Text">
      <style:text-properties officeooo:rsid="001b429a" officeooo:paragraph-rsid="001b94bd"/>
    </style:style>
    <style:style style:name="P5" style:family="paragraph" style:parent-style-name="Preformatted_20_Text">
      <style:text-properties officeooo:rsid="001eae6c" officeooo:paragraph-rsid="0021aa7c"/>
    </style:style>
    <style:style style:name="P6" style:family="paragraph" style:parent-style-name="Preformatted_20_Text">
      <style:text-properties officeooo:rsid="00119d73" officeooo:paragraph-rsid="0016476d"/>
    </style:style>
    <style:style style:name="P7" style:family="paragraph" style:parent-style-name="Preformatted_20_Text">
      <style:text-properties officeooo:rsid="00231e39" officeooo:paragraph-rsid="0025e46f"/>
    </style:style>
    <style:style style:name="P8" style:family="paragraph" style:parent-style-name="Preformatted_20_Text">
      <style:text-properties officeooo:rsid="00280e4e" officeooo:paragraph-rsid="00280e4e"/>
    </style:style>
    <style:style style:name="P9" style:family="paragraph" style:parent-style-name="Preformatted_20_Text">
      <style:text-properties officeooo:rsid="002ad3b7" officeooo:paragraph-rsid="002ad3b7"/>
    </style:style>
    <style:style style:name="P10" style:family="paragraph" style:parent-style-name="Preformatted_20_Text">
      <style:text-properties officeooo:rsid="002ad3b7" officeooo:paragraph-rsid="002cf8fa"/>
    </style:style>
    <style:style style:name="P11" style:family="paragraph" style:parent-style-name="Preformatted_20_Text">
      <style:text-properties officeooo:rsid="001d7b9e" officeooo:paragraph-rsid="001da575"/>
    </style:style>
    <style:style style:name="P12" style:family="paragraph" style:parent-style-name="Preformatted_20_Text">
      <style:text-properties officeooo:rsid="001eae6c" officeooo:paragraph-rsid="002064b9"/>
    </style:style>
    <style:style style:name="P13" style:family="paragraph" style:parent-style-name="Preformatted_20_Text">
      <style:text-properties officeooo:rsid="00244534" officeooo:paragraph-rsid="0025e46f"/>
    </style:style>
    <style:style style:name="T1" style:family="text">
      <style:text-properties officeooo:rsid="001b429a"/>
    </style:style>
    <style:style style:name="T2" style:family="text">
      <style:text-properties officeooo:rsid="002064b9"/>
    </style:style>
    <style:style style:name="T3" style:family="text">
      <style:text-properties officeooo:rsid="00231e39"/>
    </style:style>
    <style:style style:name="T4" style:family="text">
      <style:text-properties officeooo:rsid="00244534"/>
    </style:style>
    <style:style style:name="T5" style:family="text">
      <style:text-properties officeooo:rsid="00297dcf"/>
    </style:style>
    <style:style style:name="T6" style:family="text">
      <style:text-properties officeooo:rsid="002cf8fa"/>
    </style:style>
    <style:style style:name="T7" style:family="text">
      <style:text-properties officeooo:rsid="002dcd22"/>
    </style:style>
    <style:style style:name="T8" style:family="text">
      <style:text-properties officeooo:rsid="002f6e2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 feel I have a lot to offer as a <text:span text:style-name="T8">c</text:span>omputer <text:span text:style-name="T8">s</text:span>cience teacher due to my significant professional experience in industry, passion for my subject, and my desire to enthuse and motivate young people to share my interest. </text:p>
      <text:p text:style-name="P12">My enthusiasm for <text:span text:style-name="T8">c</text:span>omputer <text:span text:style-name="T8">s</text:span>cience was sparked in the 1980’s when I worked in the printing industry, was further developed through post gra<text:span text:style-name="T8">d</text:span>uate stu<text:span text:style-name="T8">d</text:span>y for an MSc, and then fully realised over a long career working as a <text:span text:style-name="T8">so</text:span>ftware <text:span text:style-name="T8">e</text:span>ngineer. I’m <text:span text:style-name="T8">now </text:span>excited about giving something back and making a meaningful positive difference to young peoples’ lives. <text:s text:c="7"/></text:p>
      <text:p text:style-name="P5">Young people today are fac<text:span text:style-name="T8">i</text:span>ng a number of challenges presented by an increasingly digital future in the workplace and in every day life. The importance <text:span text:style-name="T3">o</text:span>f being equipped with a world class computing education is indisputable and I feel <text:span text:style-name="T2">equipped and </text:span>willing to <text:span text:style-name="T2">help deliver this goal.</text:span></text:p>
      <text:p text:style-name="P6">My role as a CoderDojo mentor has brought me into direct contact with secondary school-aged children. I have really enjoyed establishing a rapport with individuals and seeing them gain the confidence and experience to solve increasingly difficult coding problems.</text:p>
      <text:p text:style-name="P3"><text:span text:style-name="T1">I find t</text:span>he pedagogy of <text:span text:style-name="T8">c</text:span>omputer <text:span text:style-name="T8">s</text:span>cience <text:span text:style-name="T1">very interesting. Some students seem to have a natural affinity with computational thinking while others take a little time to overcome preconceptions about the subject’s difficulty and their own ability to overcome it. What is fascinating to me is that computers remain quite simple machines at their heart and once the learning curve is overcome their seemingly limitless potential is universally empowering.</text:span></text:p>
      <text:p text:style-name="P7">I have spen<text:span text:style-name="T8">t </text:span>four weeks observing a <text:span text:style-name="T8">c</text:span>omputer <text:span text:style-name="T8">s</text:span>cience teacher and then running a project during the after school computing club. I was quickly made very aware of the importance of <text:span text:style-name="T4">thorough </text:span>preparation but also how vital it is to let the lesson flow <text:span text:style-name="T4">and allow curiosity to dictate proceedings occasionally. In a similar balancing act, the teacher I observed, was able to maintain a disciplined positive learning environment without curtailing pupils’ involvement and engagement. The lessons were well presented, using a variety of media and questions were fielded without losing the lesson focus. These advanced skills I know are hard won but I relish the challenge acquiring them presents to me.</text:span></text:p>
      <text:p text:style-name="P8">In my working life as a <text:span text:style-name="T8">s</text:span>oftware engineer I am faced with a series of problems to be solved. It is very important to clearly define the problem and identify a series of time-limited steps required to achieve resolution. The<text:span text:style-name="T7">s</text:span>e steps need to be completed in a methodical and organised man<text:span text:style-name="T8">ner, at the same time </text:span>keeping a firm grasp on the overall objective. These skills I hope are transferable to those of a modern teacher.</text:p>
      <text:p text:style-name="P10">I am interested in how physical computing and robotics can be leveraged to generate enthusiasm for computing. <text:span text:style-name="T6">I can see </text:span>how computing can facilitate cross-curricular activity <text:span text:style-name="T6">too, and not just </text:span>into the other STEM subjects but also into the creative arts and design.</text:p>
      <text:p text:style-name="P10"><text:span text:style-name="T6">I would relish the opportunity to augment my skills and experience with teacher training with the goal that I become an inspirational role model and effective computer science teacher. <text:s/></text:span><text:s/></text:p>
      <text:p text:style-name="P9"/>
      <text:p text:style-name="P9"/>
      <text:p text:style-name="P8"/>
      <text:p text:style-name="P8"/>
      <text:p text:style-name="P7"/>
      <text:p text:style-name="P7"/>
      <text:p text:style-name="P13"><text:s/></text:p>
      <text:p text:style-name="P2"/>
      <text:p text:style-name="P4"><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5:07:42.838554895</meta:creation-date>
    <dc:date>2019-02-03T16:29:25.442053029</dc:date>
    <meta:editing-duration>PT22M29S</meta:editing-duration>
    <meta:editing-cycles>9</meta:editing-cycles>
    <meta:generator>LibreOffice/6.0.7.3$Linux_X86_64 LibreOffice_project/00m0$Build-3</meta:generator>
    <meta:document-statistic meta:table-count="0" meta:image-count="0" meta:object-count="0" meta:page-count="1" meta:paragraph-count="11" meta:word-count="509" meta:character-count="3138" meta:non-whitespace-character-count="2624"/>
  </office:meta>
</office:document-meta>
</file>